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08_02-10-01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08_02-10-10_000.jpg</text:p>
          </table:table-cell>
          <table:table-cell table:style-name="ce12" office:value-type="string">
            <text:p>:m :PHOTO 寝た時刻 / 2021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08_07-50-08_000.jpg</text:p>
          </table:table-cell>
          <table:table-cell table:style-name="ce19" office:value-type="string">
            <text:p>:m :PHOTO 起き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08_08-40-45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08_08-41-11_000.jpg</text:p>
          </table:table-cell>
          <table:table-cell table:style-name="ce12" office:value-type="string">
            <text:p>:m :th / topic=なりたいもの；自分は誰か / content=i-am-a-UFO-engineer / lang=ja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:m :th / topic=なりたいもの；自分は誰か / content=i-am-a-UFO-engineer / lang=ja">
            <text:p>:m :th / topic=なりたいもの；自分は誰か / content=i-am-a-UFO-engineer / lang=ja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8_10-13-21_000.jpg</text:p>
          </table:table-cell>
          <table:table-cell table:style-name="ce12" office:value-type="string">
            <text:p>:m #*# RES / JVEMV6 64#古文書_id=39G2 / 『---』 著者=~,校注=~ / p.~ / w=寄親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:m #*# RES / JVEMV6 64#古文書_id=39G2 / 『---』 著者=~,校注=~ / p.~ / w=寄親">
            <text:p>:m #*# RES / JVEMV6 64#古文書_id=39G2 / 『---』 著者=~,校注=~ / p.~ / w=寄親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8_11-52-51_000.jpg</text:p>
          </table:table-cell>
          <table:table-cell table:style-name="ce19" office:value-type="string">
            <text:p>:PHOTO 記録 / @自室 / what=ゴム手。 / for=様子を保存しておきたい / occasion=洗濯した。干した。新聞紙を詰めた。乾かした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:PHOTO 記録 / @自室 / what=ゴム手。 / for=様子を保存しておきたい / occasion=洗濯した。干した。新聞紙を詰めた。乾かした">
            <text:p>:PHOTO 記録 / @自室 / what=ゴム手。 / for=様子を保存しておきたい / occasion=洗濯した。干した。新聞紙を詰めた。乾かした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8_12-30-36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08_15-31-01_000.jpg</text:p>
          </table:table-cell>
          <table:table-cell table:style-name="ce12" office:value-type="string">
            <text:p>:m RES 1*2 / free# JVEMV6 76#_49:1 / 76. physics / w=(Σ(f,△,△^*)),topics=ルベーグ積分；リーマン積分,other=~,s=~,i=~,doc=r-2-7~2#3.2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RES 1*2 / free# JVEMV6 76#_49:1 / 76. physics / w=(Σ(f,△,△^*)),topics=ルベーグ積分；リーマン積分,other=~,s=~,i=~,doc=r-2-7~2#3.2">
            <text:p>:m RES 1*2 / free# JVEMV6 76#_49:1 / 76. physics / w=(Σ(f,△,△^*)),topics=ルベーグ積分；リーマン積分,other=~,s=~,i=~,doc=r-2-7~2#3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08_15-31-21_000.jpg</text:p>
          </table:table-cell>
          <table:table-cell table:style-name="ce12" office:value-type="string">
            <text:p>:m RES 2*2 / free# JVEMV6 76#_49:1 / 76. physics / w=(Σ(f,△,△^*)),topics=ルベーグ積分；リーマン積分,other=~,s=~,i=~,doc=r-2-7~2#3.2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RES 2*2 / free# JVEMV6 76#_49:1 / 76. physics / w=(Σ(f,△,△^*)),topics=ルベーグ積分；リーマン積分,other=~,s=~,i=~,doc=r-2-7~2#3.2">
            <text:p>:m RES 2*2 / free# JVEMV6 76#_49:1 / 76. physics / w=(Σ(f,△,△^*)),topics=ルベーグ積分；リーマン積分,other=~,s=~,i=~,doc=r-2-7~2#3.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08_18-24-19_000.jpg</text:p>
          </table:table-cell>
          <table:table-cell table:style-name="ce12" office:value-type="string">
            <text:p>:m #*# RES / JVEMV6 64#古文書_id=39G2 / 『---』 著者=~,校注=~ / p.~ / w=遂一戦刻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:m #*# RES / JVEMV6 64#古文書_id=39G2 / 『---』 著者=~,校注=~ / p.~ / w=遂一戦刻">
            <text:p>:m #*# RES / JVEMV6 64#古文書_id=39G2 / 『---』 著者=~,校注=~ / p.~ / w=遂一戦刻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08_21-04-02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08_23-40-29_000.jpg</text:p>
          </table:table-cell>
          <table:table-cell table:style-name="ce12" office:value-type="string">
            <text:p>:tome/ (lang=ja) / topic=数学を学ぶ理由 / content=ガザの人たちのために、数学を学ぼう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tome/ (lang=ja) / topic=数学を学ぶ理由 / content=ガザの人たちのために、数学を学ぼう">
            <text:p>:tome/ (lang=ja) / topic=数学を学ぶ理由 / content=ガザの人たちのために、数学を学ぼう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float" office:value="0">
            <text:p>0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3">
            <text:p>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9">2021/12/09</text:date>, <text:time>00:17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09T00:17:26.92</dc:date>
    <dc:creator>iwabuchi ken</dc:creator>
    <meta:editing-duration>P40DT17H47M42S</meta:editing-duration>
    <meta:editing-cycles>13954</meta:editing-cycles>
    <meta:document-statistic meta:table-count="1" meta:cell-count="455" meta:object-count="0"/>
  </office:meta>
</office:document-meta>
</file>